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cm" draw:marker-start-width="0.05cm" draw:marker-end-width="0.05cm" draw:fill="solid" draw:fill-color="#ffff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4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8.4cm" draw:transform="rotate (1.5707963267946) translate (5.1cm 11cm)">
          <text:p/>
        </draw:rect>
        <draw:line draw:style-name="gr2" draw:text-style-name="P1" draw:layer="layout" svg:x1="7.787cm" svg:y1="2.191cm" svg:x2="10.4cm" svg:y2="2.2cm">
          <text:p/>
        </draw:line>
        <draw:line draw:style-name="gr2" draw:text-style-name="P1" draw:layer="layout" svg:x1="13.2cm" svg:y1="7cm" svg:x2="13.2cm" svg:y2="9cm">
          <text:p/>
        </draw:line>
        <draw:custom-shape draw:style-name="gr3" draw:text-style-name="P1" draw:layer="layout" svg:width="3.5cm" svg:height="2cm" svg:x="7.5cm" svg:y="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1" draw:layer="layout" svg:width="3.704cm" svg:height="2cm" svg:x="7.29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5cm" svg:height="1.409cm" svg:x="7.496cm" svg:y="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2cm" svg:x="11.5cm" svg:y="4.5cm">
          <text:p/>
          <draw:enhanced-geometry svg:viewBox="0 0 21600 21600" draw:mirror-horizontal="fals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42:29.31</dc:date>
    <dc:creator>Anatole Tresch</dc:creator>
    <meta:editing-duration>PT01H32M08S</meta:editing-duration>
    <meta:editing-cycles>13</meta:editing-cycles>
    <meta:generator>OpenOffice.org/3.1$Win32 OpenOffice.org_project/310m19$Build-9420</meta:generator>
    <meta:document-statistic meta:object-count="7"/>
  </office:meta>
</office:document-meta>
</file>